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th_3cm" style:family="table-column" style:display-name="ColWidth_3cm">
      <style:table-column-properties style:column-width="3cm"/>
    </style:style>
    <style:style style:name="ColWidth_3.6cm" style:family="table-column" style:display-name="ColWidth_3.6cm">
      <style:table-column-properties style:column-width="3.6cm"/>
    </style:style>
    <style:style style:name="ColWidth_7cm" style:family="table-column" style:display-name="ColWidth_7cm">
      <style:table-column-properties style:column-width="7cm"/>
    </style:style>
    <style:style style:name="ColWidth_3.5cm" style:family="table-column" style:display-name="ColWidth_3.5cm">
      <style:table-column-properties style:column-width="3.5cm"/>
    </style:style>
    <style:style style:name="ColWidth_1cm" style:family="table-column" style:display-name="ColWidth_1cm">
      <style:table-column-properties style:column-width="1cm"/>
    </style:style>
    <style:style style:name="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RowHeight" style:family="table-row" style:display-name="RowHeight">
      <style:table-row-properties style:row-height="1.5cm"/>
    </style:style>
    <style:style style:name="CellBorders" style:family="table-cell" style:display-name="CellBorders">
      <style:table-cell-properties fo:border="0.6pt solid #000000"/>
      <style:text-properties fo:font-size="7pt" fo:font-family="Arial"/>
    </style:style>
  </office:automatic-styles>
  <office:body>
    <office:spreadsheet>
      <table:table table:name="Dati-Libri">
        <table:table-column table:style-name="ColWidth_3cm"/>
        <table:table-column table:style-name="ColWidth_3.6cm"/>
        <table:table-column table:style-name="ColWidth_7cm"/>
        <table:table-column table:style-name="ColWidth_3.5cm"/>
        <table:table-column table:style-name="ColWidth_1cm"/>
        <table:table-column table:style-name="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row table:style-name="RowHeight">
          <table:table-cell table:style-name="CellBorders">
            <text:p>0</text:p>
          </table:table-cell>
          <table:table-cell table:style-name="CellBorders">
            <text:p>0</text:p>
          </table:table-cell>
          <table:table-cell table:style-name="CellBorders">
            <text:p>0</text:p>
          </table:table-cell>
          <table:table-cell table:style-name="CellBorders">
            <text:p>0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Scuola</text:p>
          </table:table-cell>
          <table:table-cell table:style-name="CellBorders">
            <text:p>LICEO ARTISTICO</text:p>
          </table:table-cell>
          <table:table-cell table:style-name="CellBorders">
            <text:p>
Classe:  1 A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Acconc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Buono Usat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Codice Volume</text:p>
          </table:table-cell>
          <table:table-cell table:style-name="CellBorders">
            <text:p>Materia / Disciplina</text:p>
          </table:table-cell>
          <table:table-cell table:style-name="CellBorders">
            <text:p>Titolo / Sottotitolo</text:p>
          </table:table-cell>
          <table:table-cell table:style-name="CellBorders">
            <text:p>Editore</text:p>
          </table:table-cell>
          <table:table-cell table:style-name="CellBorders">
            <text:p>Prezzo</text:p>
          </table:table-cell>
          <table:table-cell table:style-name="CellBorders">
            <text:p>Deve</text:p>
          </table:table-cell>
          <table:table-cell table:style-name="CellBorders">
            <text:p>Pagato</text:p>
          </table:table-cell>
          <table:table-cell table:style-name="CellBorders">
            <text:p>Magazzino</text:p>
          </table:table-cell>
          <table:table-cell table:style-name="CellBorders">
            <text:p>ORD</text:p>
          </table:table-cell>
          <table:table-cell table:style-name="CellBorders">
            <text:p>ARR</text:p>
          </table:table-cell>
          <table:table-cell table:style-name="CellBorders">
            <text:p>CONSE</text:p>
          </table:table-cell>
        </table:table-row>
        <table:table-row table:style-name="RowHeight">
          <table:table-cell table:style-name="CellBorders">
            <text:p>9788842676256 </text:p>
          </table:table-cell>
          <table:table-cell table:style-name="CellBorders">
            <text:p>RELIGIONE </text:p>
          </table:table-cell>
          <table:table-cell table:style-name="CellBorders">
            <text:p>CARTE SCOPERTE (A) </text:p>
          </table:table-cell>
          <table:table-cell table:style-name="CellBorders">
            <text:p>ELLE DI CI </text:p>
          </table:table-cell>
          <table:table-cell table:style-name="CellBorders">
            <text:p>18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6675 </text:p>
          </table:table-cell>
          <table:table-cell table:style-name="CellBorders">
            <text:p>ITALIANO GRAMMATICA </text:p>
          </table:table-cell>
          <table:table-cell table:style-name="CellBorders">
            <text:p>LE PAROLE SONO IDEE CON PAROLE DA NON PERDERE </text:p>
          </table:table-cell>
          <table:table-cell table:style-name="CellBorders">
            <text:p>B.MONDADORI </text:p>
          </table:table-cell>
          <table:table-cell table:style-name="CellBorders">
            <text:p>29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4477 </text:p>
          </table:table-cell>
          <table:table-cell table:style-name="CellBorders">
            <text:p>ITALIANO ANTOLOGIE </text:p>
          </table:table-cell>
          <table:table-cell table:style-name="CellBorders">
            <text:p>LIBRI LO SANNO (I) </text:p>
          </table:table-cell>
          <table:table-cell table:style-name="CellBorders">
            <text:p>ZANICHELLI EDITORE </text:p>
          </table:table-cell>
          <table:table-cell table:style-name="CellBorders">
            <text:p>23,7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08151 </text:p>
          </table:table-cell>
          <table:table-cell table:style-name="CellBorders">
            <text:p>ITALIANO ANTOLOGIE </text:p>
          </table:table-cell>
          <table:table-cell table:style-name="CellBorders">
            <text:p>LIBRI LO SANNO (I) </text:p>
          </table:table-cell>
          <table:table-cell table:style-name="CellBorders">
            <text:p>ZANICHELLI EDITORE </text:p>
          </table:table-cell>
          <table:table-cell table:style-name="CellBorders">
            <text:p>13,2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90068 </text:p>
          </table:table-cell>
          <table:table-cell table:style-name="CellBorders">
            <text:p>ITALIANO ANTOLOGIE </text:p>
          </table:table-cell>
          <table:table-cell table:style-name="CellBorders">
            <text:p>LIBRI LO SANNO (I) </text:p>
          </table:table-cell>
          <table:table-cell table:style-name="CellBorders">
            <text:p>ZANICHELLI EDITORE </text:p>
          </table:table-cell>
          <table:table-cell table:style-name="CellBorders">
            <text:p>14,8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022332 </text:p>
          </table:table-cell>
          <table:table-cell table:style-name="CellBorders">
            <text:p>INGLESE </text:p>
          </table:table-cell>
          <table:table-cell table:style-name="CellBorders">
            <text:p>GOALS ESSENTIAL+EBOOK </text:p>
          </table:table-cell>
          <table:table-cell table:style-name="CellBorders">
            <text:p>CIDEB </text:p>
          </table:table-cell>
          <table:table-cell table:style-name="CellBorders">
            <text:p>32,0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32 </text:p>
          </table:table-cell>
          <table:table-cell table:style-name="CellBorders">
            <text:p>STORIA </text:p>
          </table:table-cell>
          <table:table-cell table:style-name="CellBorders">
            <text:p>ITINERARIA </text:p>
          </table:table-cell>
          <table:table-cell table:style-name="CellBorders">
            <text:p>EINAUDI SCUOLA </text:p>
          </table:table-cell>
          <table:table-cell table:style-name="CellBorders">
            <text:p>31,6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20593 </text:p>
          </table:table-cell>
          <table:table-cell table:style-name="CellBorders">
            <text:p>SCIENZE NATURALI </text:p>
          </table:table-cell>
          <table:table-cell table:style-name="CellBorders">
            <text:p>TERRA, ACQUA, ARIA </text:p>
          </table:table-cell>
          <table:table-cell table:style-name="CellBorders">
            <text:p>ZANICHELLI EDITORE </text:p>
          </table:table-cell>
          <table:table-cell table:style-name="CellBorders">
            <text:p>22,6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43070 </text:p>
          </table:table-cell>
          <table:table-cell table:style-name="CellBorders">
            <text:p>STORIA DELL'ARTE </text:p>
          </table:table-cell>
          <table:table-cell table:style-name="CellBorders">
            <text:p>ARTE DI TUTTI (L') </text:p>
          </table:table-cell>
          <table:table-cell table:style-name="CellBorders">
            <text:p>SANSONI PER LA SCUOLA </text:p>
          </table:table-cell>
          <table:table-cell table:style-name="CellBorders">
            <text:p>26,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9915 </text:p>
          </table:table-cell>
          <table:table-cell table:style-name="CellBorders">
            <text:p>DISCIPLINE GEOMETRICHE </text:p>
          </table:table-cell>
          <table:table-cell table:style-name="CellBorders">
            <text:p>DISEGNO </text:p>
          </table:table-cell>
          <table:table-cell table:style-name="CellBorders">
            <text:p>ZANICHELLI EDITORE </text:p>
          </table:table-cell>
          <table:table-cell table:style-name="CellBorders">
            <text:p>34,1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303967 </text:p>
          </table:table-cell>
          <table:table-cell table:style-name="CellBorders">
            <text:p>SCIENZE MOTORIE </text:p>
          </table:table-cell>
          <table:table-cell table:style-name="CellBorders">
            <text:p>ATTIVI! SPORT </text:p>
          </table:table-cell>
          <table:table-cell table:style-name="CellBorders">
            <text:p>MARIETTI SCUOLA </text:p>
          </table:table-cell>
          <table:table-cell table:style-name="CellBorders">
            <text:p>22,4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52809 </text:p>
          </table:table-cell>
          <table:table-cell table:style-name="CellBorders">
            <text:p>DISCIPLINE GRAFICHE </text:p>
          </table:table-cell>
          <table:table-cell table:style-name="CellBorders">
            <text:p>NUOVA VOCE DELL'ARTE (LA) </text:p>
          </table:table-cell>
          <table:table-cell table:style-name="CellBorders">
            <text:p>LOESCHER EDITORE </text:p>
          </table:table-cell>
          <table:table-cell table:style-name="CellBorders">
            <text:p>25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74384 </text:p>
          </table:table-cell>
          <table:table-cell table:style-name="CellBorders">
            <text:p>MATEMATICA CON INFORMATICA </text:p>
          </table:table-cell>
          <table:table-cell table:style-name="CellBorders">
            <text:p>LINEAMENTI DI MATEMATICA.AZZURRO </text:p>
          </table:table-cell>
          <table:table-cell table:style-name="CellBorders">
            <text:p>ZANICHELLI EDITORE </text:p>
          </table:table-cell>
          <table:table-cell table:style-name="CellBorders">
            <text:p>31,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3084795 </text:p>
          </table:table-cell>
          <table:table-cell table:style-name="CellBorders">
            <text:p>DISCIPLINE PLASTICHE </text:p>
          </table:table-cell>
          <table:table-cell table:style-name="CellBorders">
            <text:p>MANUALI D'ARTE </text:p>
          </table:table-cell>
          <table:table-cell table:style-name="CellBorders">
            <text:p>ELECTA SCUOLA </text:p>
          </table:table-cell>
          <table:table-cell table:style-name="CellBorders">
            <text:p>27,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>
    <style:page-layout style:name="LandscapeLayout">
      <style:page-layout-properties fo:margin="1cm" fo:page-width="29.7cm" fo:page-height="21cm" style:print-orientation="landscape"/>
    </style:page-layout>
    <style:page-layout style:name="LandscapeLayout">
      <style:page-layout-properties fo:margin="1cm" fo:page-width="29.7cm" fo:page-height="21cm" style:print-orientation="landscape"/>
    </style:page-layout>
  </office:automatic-styles>
  <office:master-styles>
    <style:master-page style:name="LandscapeMasterPage" style:page-layout-name="LandscapeLayout" style:display-name="LandscapeMasterPage"/>
    <style:master-page style:name="Default" style:page-layout-name="Landscape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